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F0000019C369F7BD9C54FE0C2.png" manifest:media-type="image/png"/>
  <manifest:file-entry manifest:full-path="Pictures/100000000000011F0000019C6F3506DCC0419D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P3" style:family="paragraph" style:parent-style-name="Avery_20_Style_20_1">
      <style:text-properties officeooo:rsid="000bf186" officeooo:paragraph-rsid="000bf1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Image6" text:anchor-type="paragraph" svg:x="0.3646in" svg:y="0.1366in" svg:width="1.1772in" svg:height="1.689in" draw:z-index="0"><draw:image xlink:href="Pictures/100000000000011F0000019C369F7BD9C54FE0C2.png" xlink:type="simple" xlink:show="embed" xlink:actuate="onLoad" loext:mime-type="image/png"/></draw:frame><draw:frame draw:style-name="fr1" draw:name="Image3" text:anchor-type="paragraph" svg:x="2.3571in" svg:y="0.1307in" svg:width="1.1953in" svg:height="1.7154in" draw:z-index="1"><draw:image xlink:href="Pictures/100000000000011F0000019C6F3506DCC0419DAF.png" xlink:type="simple" xlink:show="embed" xlink:actuate="onLoad" loext:mime-type="image/png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Image1" text:anchor-type="paragraph" svg:x="0.3646in" svg:y="0.1366in" svg:width="1.1772in" svg:height="1.689in" draw:z-index="2"><draw:image xlink:href="Pictures/100000000000011F0000019C369F7BD9C54FE0C2.png" xlink:type="simple" xlink:show="embed" xlink:actuate="onLoad" loext:mime-type="image/png"/></draw:frame><draw:frame draw:style-name="fr1" draw:name="Image13" text:anchor-type="paragraph" svg:x="2.3571in" svg:y="0.1307in" svg:width="1.1953in" svg:height="1.7154in" draw:z-index="12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2" text:anchor-type="paragraph" svg:x="0.3646in" svg:y="0.1366in" svg:width="1.1772in" svg:height="1.689in" draw:z-index="3"><draw:image xlink:href="Pictures/100000000000011F0000019C369F7BD9C54FE0C2.png" xlink:type="simple" xlink:show="embed" xlink:actuate="onLoad" loext:mime-type="image/png"/></draw:frame><draw:frame draw:style-name="fr1" draw:name="Image12" text:anchor-type="paragraph" svg:x="2.3571in" svg:y="0.1307in" svg:width="1.1953in" svg:height="1.7154in" draw:z-index="11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4" text:anchor-type="paragraph" svg:x="0.3646in" svg:y="0.1366in" svg:width="1.1772in" svg:height="1.689in" draw:z-index="4"><draw:image xlink:href="Pictures/100000000000011F0000019C369F7BD9C54FE0C2.png" xlink:type="simple" xlink:show="embed" xlink:actuate="onLoad" loext:mime-type="image/png"/></draw:frame><draw:frame draw:style-name="fr1" draw:name="Image14" text:anchor-type="paragraph" svg:x="2.3571in" svg:y="0.1307in" svg:width="1.1953in" svg:height="1.7154in" draw:z-index="13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5" text:anchor-type="paragraph" svg:x="0.3646in" svg:y="0.1366in" svg:width="1.1772in" svg:height="1.689in" draw:z-index="5"><draw:image xlink:href="Pictures/100000000000011F0000019C369F7BD9C54FE0C2.png" xlink:type="simple" xlink:show="embed" xlink:actuate="onLoad" loext:mime-type="image/png"/></draw:frame><draw:frame draw:style-name="fr1" draw:name="Image16" text:anchor-type="paragraph" svg:x="2.3571in" svg:y="0.1307in" svg:width="1.1953in" svg:height="1.7154in" draw:z-index="15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7" text:anchor-type="paragraph" svg:x="0.3646in" svg:y="0.1366in" svg:width="1.1772in" svg:height="1.689in" draw:z-index="6"><draw:image xlink:href="Pictures/100000000000011F0000019C369F7BD9C54FE0C2.png" xlink:type="simple" xlink:show="embed" xlink:actuate="onLoad" loext:mime-type="image/png"/></draw:frame><draw:frame draw:style-name="fr1" draw:name="Image15" text:anchor-type="paragraph" svg:x="2.3571in" svg:y="0.1307in" svg:width="1.1953in" svg:height="1.7154in" draw:z-index="14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8" text:anchor-type="paragraph" svg:x="0.3646in" svg:y="0.1366in" svg:width="1.1772in" svg:height="1.689in" draw:z-index="7"><draw:image xlink:href="Pictures/100000000000011F0000019C369F7BD9C54FE0C2.png" xlink:type="simple" xlink:show="embed" xlink:actuate="onLoad" loext:mime-type="image/png"/></draw:frame><draw:frame draw:style-name="fr1" draw:name="Image17" text:anchor-type="paragraph" svg:x="2.3571in" svg:y="0.1307in" svg:width="1.1953in" svg:height="1.7154in" draw:z-index="16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9" text:anchor-type="paragraph" svg:x="0.3646in" svg:y="0.1366in" svg:width="1.1772in" svg:height="1.689in" draw:z-index="8"><draw:image xlink:href="Pictures/100000000000011F0000019C369F7BD9C54FE0C2.png" xlink:type="simple" xlink:show="embed" xlink:actuate="onLoad" loext:mime-type="image/png"/></draw:frame><draw:frame draw:style-name="fr1" draw:name="Image18" text:anchor-type="paragraph" svg:x="2.3571in" svg:y="0.1307in" svg:width="1.1953in" svg:height="1.7154in" draw:z-index="17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10" text:anchor-type="paragraph" svg:x="0.3646in" svg:y="0.1366in" svg:width="1.1772in" svg:height="1.689in" draw:z-index="9"><draw:image xlink:href="Pictures/100000000000011F0000019C369F7BD9C54FE0C2.png" xlink:type="simple" xlink:show="embed" xlink:actuate="onLoad" loext:mime-type="image/png"/></draw:frame><draw:frame draw:style-name="fr1" draw:name="Image20" text:anchor-type="paragraph" svg:x="2.3571in" svg:y="0.1307in" svg:width="1.1953in" svg:height="1.7154in" draw:z-index="19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1" text:anchor-type="paragraph" svg:x="0.3646in" svg:y="0.1366in" svg:width="1.1772in" svg:height="1.689in" draw:z-index="10"><draw:image xlink:href="Pictures/100000000000011F0000019C369F7BD9C54FE0C2.png" xlink:type="simple" xlink:show="embed" xlink:actuate="onLoad" loext:mime-type="image/png"/></draw:frame><draw:frame draw:style-name="fr1" draw:name="Image19" text:anchor-type="paragraph" svg:x="2.3571in" svg:y="0.1307in" svg:width="1.1953in" svg:height="1.7154in" draw:z-index="18"><draw:image xlink:href="Pictures/100000000000011F0000019C6F3506DCC0419DAF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11</meta:editing-cycles>
    <meta:print-date>2019-06-08T15:43:28.656000000</meta:print-date>
    <meta:creation-date>2014-12-20T20:26:00</meta:creation-date>
    <dc:date>2019-06-08T15:46:50.997000000</dc:date>
    <meta:editing-duration>PT1H5M27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